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506cm" style:rel-column-width="4313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602cm" style:rel-column-width="5526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6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2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8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7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60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6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4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5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7:04:16.808937280</dc:date>
    <meta:editing-duration>P6DT1H20M48S</meta:editing-duration>
    <meta:editing-cycles>787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4" meta:character-count="3090" meta:non-whitespace-character-count="2866"/>
    <meta:user-defined meta:name="Info 1"/>
    <meta:user-defined meta:name="Info 2"/>
    <meta:user-defined meta:name="Info 3"/>
    <meta:user-defined meta:name="Info 4"/>
  </office:meta>
</office:document-meta>
</file>